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Segoe Print" fo:font-size="14pt" style:text-underline-style="non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5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5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6">January 14</text:span><text:span text:style-name="T4">th</text:span><text:span text:style-name="T1">: <text:tab/>Worked on zoo class.</text:span></text:p>
      <text:p text:style-name="P4"><text:tab/><text:tab/><text:tab/>Nearly completed the 5 panels (no buttons work yet).</text:p>
      <text:p text:style-name="P4"/>
      <text:p text:style-name="P3"><text:span text:style-name="T6">January 15</text:span><text:span text:style-name="T4">th</text:span><text:span text:style-name="T1">: <text:tab/>Worked on zoo class.</text:span></text:p>
      <text:p text:style-name="P4"><text:tab/><text:tab/><text:tab/>Getting to work on methods.</text:p>
      <text:p text:style-name="P4"/>
      <text:p text:style-name="P4"><text:span text:style-name="T5">January 16</text:span><text:span text:style-name="T3">th</text:span>: <text:tab/>Worked on zoo class.</text:p>
      <text:p text:style-name="P4"><text:tab/><text:tab/><text:tab/>Completed the animal patterns, board clea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January 19<text:span text:style-name="T2">th</text:span><text:span text:style-name="T7">:<text:tab/>Worked on Zoo class.</text:span></text:p>
      <text:p text:style-name="P6"><text:tab/><text:tab/><text:tab/>Working on rescuing and adding animals now.</text:p>
      <text:p text:style-name="P6"/>
      <text:p text:style-name="P3">January 20<text:span text:style-name="T2">th</text:span><text:span text:style-name="T7">:<text:tab/>Worked on Zoo class.</text:span></text:p>
      <text:p text:style-name="P6"><text:tab/><text:tab/><text:tab/>Working on IO-related concepts.</text:p>
      <text:p text:style-name="P6"/>
      <text:p text:style-name="P3">January 21<text:span text:style-name="T2">st</text:span><text:span text:style-name="T7">:<text:tab/>Worked on Zoo class.</text:span></text:p>
      <text:p text:style-name="P6"><text:tab/><text:tab/><text:tab/>Almost done, need to fix errors.</text:p>
      <text:p text:style-name="P6"/>
      <text:p text:style-name="P3">January 22<text:span text:style-name="T2">nd</text:span><text:span text:style-name="T7">:<text:tab/>Worked on Zoo class.</text:span></text:p>
      <text:p text:style-name="P6"><text:tab/><text:tab/><text:tab/>I think I'm done, now I just need to com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22T09:45:39.08</dc:date>
    <meta:editing-duration>PT32M50S</meta:editing-duration>
    <meta:editing-cycles>26</meta:editing-cycles>
    <meta:generator>OpenOffice/4.1.0$Win32 OpenOffice.org_project/410m18$Build-9764</meta:generator>
    <meta:document-statistic meta:table-count="0" meta:image-count="0" meta:object-count="0" meta:page-count="3" meta:paragraph-count="31" meta:word-count="207" meta:character-count="1278"/>
  </office:meta>
</office:document-meta>
</file>